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7.999cm" fo:margin-top="0cm" fo:margin-bottom="0cm" table:align="center" style:writing-mode="lr-tb"/>
    </style:style>
    <style:style style:name="Tableau1.A" style:family="table-column">
      <style:table-column-properties style:column-width="7.9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.5pt solid #c9211e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1.5pt solid #c9211e" fo:border-right="none" fo:border-top="none" fo:border-bottom="none"/>
    </style:style>
    <style:style style:name="P1" style:family="paragraph" style:parent-style-name="Header">
      <style:paragraph-properties fo:text-align="end" style:justify-single-word="false"/>
      <style:text-properties style:font-name="Calibri" fo:font-size="13pt" officeooo:rsid="000bc4cb" officeooo:paragraph-rsid="000f3256" style:font-size-asian="13pt" style:font-size-complex="13pt"/>
    </style:style>
    <style:style style:name="P2" style:family="paragraph" style:parent-style-name="Footer">
      <style:text-properties officeooo:rsid="0019aa50" officeooo:paragraph-rsid="0019aa50"/>
    </style:style>
    <style:style style:name="P3" style:family="paragraph" style:parent-style-name="No_20_Spacing">
      <style:paragraph-properties fo:orphans="0" fo:widows="0"/>
      <style:text-properties fo:color="#c9211e" loext:opacity="100%" fo:font-size="12pt" officeooo:rsid="0013a4e3" officeooo:paragraph-rsid="0013a4e3" style:letter-kerning="false" style:font-size-asian="12pt" style:language-asian="fr" style:country-asian="FR" style:font-size-complex="12pt"/>
    </style:style>
    <style:style style:name="P4" style:family="paragraph" style:parent-style-name="Standard">
      <style:text-properties fo:color="#c9211e" loext:opacity="100%" officeooo:paragraph-rsid="000f3256"/>
    </style:style>
    <style:style style:name="P5" style:family="paragraph" style:parent-style-name="Standard">
      <style:text-properties fo:color="#c9211e" loext:opacity="100%" fo:font-size="20pt" fo:font-weight="bold" officeooo:rsid="0013a4e3" officeooo:paragraph-rsid="0013a4e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3pt" fo:font-weight="bold" officeooo:rsid="0013a4e3" officeooo:paragraph-rsid="0013a4e3" style:font-size-asian="13pt" style:font-weight-asian="bold" style:font-size-complex="13pt" style:font-weight-complex="bold"/>
    </style:style>
    <style:style style:name="P7" style:family="paragraph" style:parent-style-name="Standard">
      <style:text-properties fo:color="#c9211e" loext:opacity="100%" fo:font-weight="bold" officeooo:paragraph-rsid="000f325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13a4e3" officeooo:paragraph-rsid="00176ec4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c9211e" loext:opacity="100%" fo:font-size="16pt" fo:font-weight="bold" officeooo:rsid="0013a4e3" officeooo:paragraph-rsid="0013a4e3" style:font-size-asian="16pt" style:font-weight-asian="bold" style:font-size-complex="16pt" style:font-weight-complex="bold"/>
    </style:style>
    <style:style style:name="P10" style:family="paragraph" style:parent-style-name="Text_20_body">
      <style:text-properties fo:color="#c9211e" loext:opacity="100%"/>
    </style:style>
    <style:style style:name="P11" style:family="paragraph" style:parent-style-name="Standard">
      <style:text-properties fo:color="#000000" loext:opacity="100%" fo:font-size="12pt" fo:font-weight="normal" officeooo:rsid="0013a4e3" officeooo:paragraph-rsid="0013a4e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6pt" fo:font-weight="normal" officeooo:rsid="0013a4e3" officeooo:paragraph-rsid="0013a4e3" style:font-size-asian="16pt" style:font-weight-asian="normal" style:font-size-complex="16pt" style:font-weight-complex="normal"/>
    </style:style>
    <style:style style:name="P13" style:family="paragraph" style:parent-style-name="No_20_Spacing">
      <style:paragraph-properties fo:orphans="0" fo:widows="0"/>
      <style:text-properties fo:color="#c9211e" loext:opacity="100%" fo:font-size="12pt" officeooo:paragraph-rsid="000f3256" style:font-size-asian="12pt" style:font-size-complex="12pt"/>
    </style:style>
    <style:style style:name="P14" style:family="paragraph" style:parent-style-name="No_20_Spacing">
      <style:paragraph-properties fo:line-height="90%" fo:orphans="0" fo:widows="0"/>
      <style:text-properties fo:color="#c9211e" loext:opacity="100%" style:font-name="Calibri Light" fo:font-size="40pt" officeooo:paragraph-rsid="000f3256" style:font-size-asian="40pt" style:font-size-complex="40pt"/>
    </style:style>
    <style:style style:name="P15" style:family="paragraph" style:parent-style-name="Standard" style:list-style-name="L1">
      <style:text-properties officeooo:paragraph-rsid="00142305"/>
    </style:style>
    <style:style style:name="P16" style:family="paragraph" style:parent-style-name="Standard" style:list-style-name="L1">
      <style:text-properties officeooo:paragraph-rsid="0015b5cf"/>
    </style:style>
    <style:style style:name="P17" style:family="paragraph" style:parent-style-name="Standard" style:list-style-name="L1">
      <style:text-properties fo:color="#000000" loext:opacity="100%" fo:font-size="12pt" fo:font-weight="normal" officeooo:rsid="0013a4e3" officeooo:paragraph-rsid="0013a4e3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text-properties fo:color="#000000" loext:opacity="100%" fo:font-size="12pt" fo:font-weight="normal" officeooo:rsid="0015b5cf" officeooo:paragraph-rsid="0015b5c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15b5cf" officeooo:paragraph-rsid="0015b5cf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176ec4" officeooo:paragraph-rsid="0015b5cf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176ec4" officeooo:paragraph-rsid="00176ec4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style:text-properties fo:color="#000000" loext:opacity="100%" fo:font-size="14pt" fo:font-weight="normal" officeooo:rsid="00176ec4" officeooo:paragraph-rsid="00176ec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13a4e3" officeooo:paragraph-rsid="00176ec4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3256" style:font-weight-asian="bold" style:font-weight-complex="bold"/>
    </style:style>
    <style:style style:name="T3" style:family="text">
      <style:text-properties fo:font-weight="bold" officeooo:rsid="001b19a9" style:font-weight-asian="bold" style:font-weight-complex="bold"/>
    </style:style>
    <style:style style:name="T4" style:family="text">
      <style:text-properties officeooo:rsid="000f3256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2305" style:font-size-asian="14pt" style:font-size-complex="14pt"/>
    </style:style>
    <style:style style:name="T7" style:family="text">
      <style:text-properties fo:font-size="14pt" officeooo:rsid="0015b5cf" style:font-size-asian="14pt" style:font-size-complex="14pt"/>
    </style:style>
    <style:style style:name="T8" style:family="text">
      <style:text-properties fo:font-size="14pt" officeooo:rsid="00176ec4" style:font-size-asian="14pt" style:font-size-complex="14pt"/>
    </style:style>
    <style:style style:name="T9" style:family="text">
      <style:text-properties fo:color="#000000" loext:opacity="100%" fo:font-size="14pt" fo:font-weight="normal" officeooo:rsid="0015b5cf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4pt" fo:font-weight="normal" officeooo:rsid="00142305" style:font-size-asian="14pt" style:font-weight-asian="normal" style:font-size-complex="14pt" style:font-weight-complex="normal"/>
    </style:style>
    <style:style style:name="T11" style:family="text">
      <style:text-properties fo:color="#000000" loext:opacity="100%" fo:font-size="14pt" fo:font-weight="normal" officeooo:rsid="00176ec4" style:font-size-asian="14pt" style:font-weight-asian="normal" style:font-size-complex="14pt" style:font-weight-complex="normal"/>
    </style:style>
    <style:style style:name="T12" style:family="text">
      <style:text-properties officeooo:rsid="00176ec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83e09"/>
    </style:style>
    <style:style style:name="T15" style:family="text">
      <style:text-properties style:text-position="super 58%" fo:font-size="14pt" officeooo:rsid="0019aa50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3">ISIMA</text:p>
          </table:table-cell>
        </table:table-row>
        <table:table-row table:style-name="Tableau1.1">
          <table:table-cell table:style-name="Tableau1.A2" office:value-type="string">
            <text:p text:style-name="P14">Intelligence Artificielle</text:p>
          </table:table-cell>
        </table:table-row>
        <table:table-row table:style-name="Tableau1.1">
          <table:table-cell table:style-name="Tableau1.A1" office:value-type="string">
            <text:p text:style-name="P3">Université Clermont Auvergne</text:p>
          </table:table-cell>
        </table:table-row>
      </table:table>
      <text:p text:style-name="P4"/>
      <text:p text:style-name="P6"/>
      <text:p text:style-name="P8"/>
      <text:p text:style-name="P8"><text:span text:style-name="T14">Etude</text:span> documentaire du lien entre Machine Learning, CSP et <text:span text:style-name="T12">a</text:span>nalyse <text:span text:style-name="T12">s</text:span>yntaxique et création d’un détecteur de texte<text:span text:style-name="T12">s</text:span> générée par l’IA par apprentissage supervisé <text:span text:style-name="T12">avec </text:span>Scikit-Learn.</text:p>
      <text:p text:style-name="P9"/>
      <text:p text:style-name="P7"/>
      <text:p text:style-name="P12">1. <text:span text:style-name="T13">Note d’avancement du projet.</text:span></text:p>
      <text:p text:style-name="P5"/>
      <text:p text:style-name="P11"><text:tab/><text:span text:style-name="T5">→ Structuration du projet</text:span></text:p>
      <text:list xml:id="list2424422154" text:style-name="L1">
        <text:list-item>
          <text:p text:style-name="P17"><text:span text:style-name="T5">Recherche et </text:span><text:span text:style-name="T6">études de documents</text:span><text:span text:style-name="T5">. Le lien pas si évident entre </text:span><text:span text:style-name="T6">analyse syntaxique, CSP et Machine Learning. </text:span><text:span text:style-name="T7">(Théorie)</text:span></text:p>
        </text:list-item>
        <text:list-item>
          <text:p text:style-name="P15"><text:span text:style-name="T10">Apprentissage supervisé, un exemple de modèle pour décider si l’auteur d’un texte est humain ou machine. </text:span><text:span text:style-name="T11">(Pratique)</text:span></text:p>
        </text:list-item>
        <text:list-item>
          <text:p text:style-name="P16"><text:span text:style-name="T9">Mon texte est-il écrit pas un humain? Notre modèle qui répond à votre question. </text:span><text:span text:style-name="T11">(Client)</text:span></text:p>
        </text:list-item>
      </text:list>
      <text:p text:style-name="P19"/>
      <text:p text:style-name="P19"/>
      <text:p text:style-name="P19"><text:tab/>→ Outils du projet</text:p>
      <text:list xml:id="list2669344342" text:style-name="L2">
        <text:list-item>
          <text:p text:style-name="P18"><text:span text:style-name="T5">Github</text:span><text:span text:style-name="T15">1</text:span><text:span text:style-name="T5">, Python, Flask, </text:span><text:span text:style-name="T8">Scikit-Learn, Google Docs</text:span></text:p>
        </text:list-item>
      </text:list>
      <text:p text:style-name="P20"><text:tab/></text:p>
      <text:p text:style-name="P21"/>
      <text:p text:style-name="P21"><text:tab/>→ Ce qui reste à réaliser</text:p>
      <text:list xml:id="list151489328" text:style-name="L3">
        <text:list-item>
          <text:p text:style-name="P22">Rédaction de la partie 1. (partie théorique, mise en relations de documents.) </text:p>
        </text:list-item>
        <text:list-item>
          <text:p text:style-name="P22">Bibliographie des sources</text:p>
        </text:list-item>
        <text:list-item>
          <text:p text:style-name="P22">Client pour pouvoir décider si un texte est humain ou robo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font-name-asian="NSimSun" style:font-family-asian="NSimSun" style:font-family-generic-asian="system" style:font-pitch-asian="variable" style:language-asian="fr" style:country-asian="FR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" fo:font-size="13pt" officeooo:rsid="000bc4cb" officeooo:paragraph-rsid="000f3256" style:font-size-asian="13pt" style:font-size-complex="13pt"/>
    </style:style>
    <style:style style:name="MP2" style:family="paragraph" style:parent-style-name="Footer">
      <style:text-properties officeooo:rsid="0019aa50" officeooo:paragraph-rsid="0019aa50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f3256"/>
    </style:style>
    <style:style style:name="MT3" style:family="text">
      <style:text-properties fo:font-weight="bold" officeooo:rsid="000f325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écembre</text:span><text:tab/><text:tab/>Lorenzo <text:s/><text:span text:style-name="MT1">BARBEY</text:span></text:p>
        <text:p text:style-name="MP1"><text:span text:style-name="MT2">2023<text:tab/><text:tab/></text:span>Axel <text:s/><text:span text:style-name="MT1">FEVE</text:span><text:span text:style-name="MT3">Z</text:span></text:p>
      </style:header>
      <style:footer>
        <text:p text:style-name="MP2">1. Lien du dépôt GiHub: https://github.com/axelfvvv/IAProjec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1T15:11:10.513000000</meta:creation-date>
    <dc:date>2023-12-27T13:06:31.261000000</dc:date>
    <meta:editing-duration>PT19H22M11S</meta:editing-duration>
    <meta:editing-cycles>11</meta:editing-cycles>
    <meta:generator>LibreOffice/7.2.1.2$Windows_X86_64 LibreOffice_project/87b77fad49947c1441b67c559c339af8f3517e22</meta:generator>
    <meta:document-statistic meta:table-count="1" meta:image-count="0" meta:object-count="0" meta:page-count="1" meta:paragraph-count="19" meta:word-count="151" meta:character-count="983" meta:non-whitespace-character-count="848"/>
  </office:meta>
</office:document-meta>
</file>